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b1df1" officeooo:paragraph-rsid="00144fec" style:font-weight-asian="normal" style:font-weight-complex="normal"/>
    </style:style>
    <style:style style:name="P2" style:family="paragraph" style:parent-style-name="Standard">
      <style:text-properties officeooo:rsid="001dfb51" officeooo:paragraph-rsid="001dfb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ad first design patterns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39:46.029861794</meta:creation-date>
    <dc:date>2017-10-04T10:20:29.996805701</dc:date>
    <meta:editing-duration>PT29M9S</meta:editing-duration>
    <meta:editing-cycles>10</meta:editing-cycles>
    <meta:generator>LibreOffice/5.3.1.2$Linux_X86_64 LibreOffice_project/30m0$Build-2</meta:generator>
    <meta:document-statistic meta:table-count="0" meta:image-count="0" meta:object-count="0" meta:page-count="1" meta:paragraph-count="1" meta:word-count="4" meta:character-count="26" meta:non-whitespace-character-count="23"/>
  </office:meta>
</office:document-meta>
</file>